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68e" officeooo:paragraph-rsid="00104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 <text:a xlink:type="simple" xlink:href="http://pages.cs.wisc.edu/~remzi/Classes/537/Fall2008/Notes/threads-semaphores.txt" text:style-name="Internet_20_link" text:visited-style-name="Visited_20_Internet_20_Link">http://pages.cs.wisc.edu/~remzi/Classes/537/Fall2008/Notes/threads-semaphores.tx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0:21:09.920939815</meta:creation-date>
    <dc:date>2018-01-31T00:22:13.788847328</dc:date>
    <meta:editing-duration>PT1M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84" meta:non-whitespace-character-count="83"/>
  </office:meta>
</office:document-meta>
</file>